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c4573" officeooo:paragraph-rsid="001c4573"/>
    </style:style>
    <style:style style:name="P2" style:family="paragraph" style:parent-style-name="Standard" style:list-style-name="L1">
      <style:text-properties officeooo:rsid="001c4573" officeooo:paragraph-rsid="001c4573"/>
    </style:style>
    <style:style style:name="P3" style:family="paragraph" style:parent-style-name="Standard" style:list-style-name="L1">
      <style:text-properties officeooo:rsid="001c4573" officeooo:paragraph-rsid="001da9e5"/>
    </style:style>
    <style:style style:name="P4" style:family="paragraph" style:parent-style-name="Standard" style:list-style-name="L2">
      <style:text-properties officeooo:rsid="001c4573" officeooo:paragraph-rsid="001c4573"/>
    </style:style>
    <style:style style:name="P5" style:family="paragraph" style:parent-style-name="Standard" style:list-style-name="L2">
      <style:text-properties officeooo:rsid="001c4573" officeooo:paragraph-rsid="001da9e5"/>
    </style:style>
    <style:style style:name="P6" style:family="paragraph" style:parent-style-name="Standard">
      <style:text-properties officeooo:rsid="001da9e5" officeooo:paragraph-rsid="001da9e5"/>
    </style:style>
    <style:style style:name="P7" style:family="paragraph" style:parent-style-name="Standard" style:list-style-name="L1">
      <style:text-properties officeooo:rsid="001da9e5" officeooo:paragraph-rsid="001da9e5"/>
    </style:style>
    <style:style style:name="P8" style:family="paragraph" style:parent-style-name="Standard">
      <style:text-properties officeooo:paragraph-rsid="001da9e5"/>
    </style:style>
    <style:style style:name="P9" style:family="paragraph" style:parent-style-name="Standard">
      <style:text-properties officeooo:rsid="001f0738" officeooo:paragraph-rsid="001f0738"/>
    </style:style>
    <style:style style:name="P10" style:family="paragraph" style:parent-style-name="Standard" style:list-style-name="L3">
      <style:text-properties officeooo:rsid="001f0738" officeooo:paragraph-rsid="001f0738"/>
    </style:style>
    <style:style style:name="T1" style:family="text">
      <style:text-properties officeooo:rsid="001da9e5"/>
    </style:style>
    <style:style style:name="T2" style:family="text">
      <style:text-properties officeooo:rsid="001f0738"/>
    </style:style>
    <style:style style:name="T3" style:family="text">
      <style:text-properties officeooo:rsid="0020cf22"/>
    </style:style>
    <style:style style:name="T4" style:family="text">
      <style:text-properties officeooo:rsid="00220359"/>
    </style:style>
    <style:style style:name="T5" style:family="text">
      <style:text-properties officeooo:rsid="0024d6e5"/>
    </style:style>
    <style:style style:name="T6" style:family="text">
      <style:text-properties officeooo:rsid="00261c2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usflug Coding-AG in die offene Werkstatt „machBar“</text:p>
      <text:p text:style-name="P1"/>
      <text:p text:style-name="P1">Sehr geehrte Eltern und Erziehungsberechtige,</text:p>
      <text:p text:style-name="P1"/>
      <text:p text:style-name="P1">mit den Schülern der Coding-AG möchte ich am 23. Januar um 14:00 – 17:00 Uhr in die offene Werkstatt „machBar“ ( <text:a xlink:type="simple" xlink:href="http://machBar-Potsdam.de/" text:style-name="Internet_20_link" text:visited-style-name="Visited_20_Internet_20_Link">http://machBar-Potsdam.de</text:a> ) fahren. Dort können wir uns mit 3d-Druck, Laserschnitt, Sägen und anderem beschäftigen. Ich hoffe, dass die Teilnehmer dadurch einen Einblick bekommen, was heutzutage alles möglich ist <text:span text:style-name="T1">und eigene Projekte umsetzen.</text:span></text:p>
      <text:p text:style-name="P1"/>
      <text:p text:style-name="P1">Was ich machen möchte:</text:p>
      <text:list xml:id="list5685195115132180148" text:style-name="L1">
        <text:list-item>
          <text:p text:style-name="P2">Treffen vor dem AG-Raum, 14:00</text:p>
        </text:list-item>
        <text:list-item>
          <text:p text:style-name="P3">Abfahrt mit dem Fahrrad <text:span text:style-name="T1">über die</text:span> Baushaltestelle <text:span text:style-name="T1">zur machBar. </text:span>Ich fahre Fahrrad. <text:span text:style-name="T1">F</text:span>ür die, die Bus fahren: Linie 690 bzw 6<text:span text:style-name="T4">01</text:span> mit 4 Stationen zur Haltestelle „Übergang“ nehmen die, die nicht Fahrrad fahren.</text:p>
        </text:list-item>
        <text:list-item>
          <text:p text:style-name="P2">Die Teilnehmer am Ort belehren, auf welche Geräte wie zu achten ist.</text:p>
        </text:list-item>
        <text:list-item>
          <text:p text:style-name="P2">Abfragen, wer eher gehen möchte, sodass wir je nach Stimmung <text:span text:style-name="T1">eher aufbrechen.</text:span></text:p>
        </text:list-item>
        <text:list-item>
          <text:p text:style-name="P7">Wieder zur Schule mit dem Fahrrad fahren, wenn gewünscht. <text:span text:style-name="T3">Ankunft spätestens 17:15 Uhr.</text:span></text:p>
          <text:p text:style-name="P7"/>
        </text:list-item>
      </text:list>
      <text:p text:style-name="P1">Was ich von Ihnen gerne wüsste, bitte ankreuzen:</text:p>
      <text:list xml:id="list4521055765708951376" text:style-name="L2">
        <text:list-item>
          <text:p text:style-name="P5">( ) Mein Kind fährt mit dem Fahrrad <text:span text:style-name="T1">(Heinrich-von-Kleist-Str. Großbeerenstraße, Friedrich-Engels-Straße)</text:span></text:p>
        </text:list-item>
        <text:list-item>
          <text:p text:style-name="P4">( ) Mein Kind fährt mit dem Bus.</text:p>
          <text:list>
            <text:list-item>
              <text:p text:style-name="P4">( ) Mein Kind hat einen Fahrschein für den Bus</text:p>
            </text:list-item>
          </text:list>
        </text:list-item>
        <text:list-item>
          <text:p text:style-name="P4">( ) Ich traue meinem Kind zu, nicht in heiße oder scharfe Gegenstände zu greifen, wenn es belehrt wurde.</text:p>
        </text:list-item>
        <text:list-item>
          <text:p text:style-name="P4">( ) <text:span text:style-name="T5">Ich wünsche, dass m</text:span>ein Kind zur Schule zurück begleitet <text:span text:style-name="T5">wird</text:span>.</text:p>
        </text:list-item>
        <text:list-item>
          <text:p text:style-name="P4">( ) Mein Kind darf selbst entscheiden, wann es die machBar verlässt.</text:p>
        </text:list-item>
      </text:list>
      <text:p text:style-name="P1"/>
      <text:p text:style-name="P8"><text:span text:style-name="T1">Die Adresse der machBar ist „Haus 5, </text:span>c.o. freiLand, Friedrich-Engels-Strasse 22, 14473 Potsdam<text:span text:style-name="T1">“. Sie können gern hinkommen und es sich auch ansehen. Es gibt Parkplätze.</text:span></text:p>
      <text:p text:style-name="P6">Den Zettel brauche ich bis zur Abfahrt. Für Fragen können Sie mich gern kontaktieren.</text:p>
      <text:p text:style-name="P6"/>
      <text:p text:style-name="P6">Mit freundlichen Grüßen,</text:p>
      <text:p text:style-name="P6">Nicco Kunzmann</text:p>
      <text:p text:style-name="P6">E-Mail: <text:a xlink:type="simple" xlink:href="mailto:niccokunzmann@gmx.de" text:style-name="Internet_20_link" text:visited-style-name="Visited_20_Internet_20_Link">niccokunzmann@gmx.de</text:a><text:tab/>Telefon: 01633152415</text:p>
      <text:p text:style-name="P6"/>
      <text:p text:style-name="P6">Name des Kindes: ____________________________________________</text:p>
      <text:p text:style-name="P6"/>
      <text:p text:style-name="P6">Klasse:<text:tab/> ____________</text:p>
      <text:p text:style-name="P6"/>
      <text:p text:style-name="P6">Datum, Ort und Unterschrift: ________________________________________________________</text:p>
      <text:p text:style-name="P6"/>
      <text:p text:style-name="P9">Checkliste für Sie:</text:p>
      <text:list xml:id="list5521352977192436310" text:style-name="L3">
        <text:list-item>
          <text:p text:style-name="P10">( ) Dieser Zettel ausgefüllt.</text:p>
        </text:list-item>
        <text:list-item>
          <text:p text:style-name="P10">( ) Eventuell Essen, <text:span text:style-name="T6">da</text:span> es länger geht.</text:p>
        </text:list-item>
        <text:list-item>
          <text:p text:style-name="P10">( ) Eventuell Geld für den Bus. (2x Kurzstrecke ermäßigt = 2,20€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1T17:55:12.743609350</meta:creation-date>
    <meta:generator>LibreOffice/4.3.3.2$Linux_X86_64 LibreOffice_project/430m0$Build-2</meta:generator>
    <dc:date>2019-01-11T18:38:24.495518932</dc:date>
    <meta:editing-duration>PT26M18S</meta:editing-duration>
    <meta:editing-cycles>8</meta:editing-cycles>
    <meta:document-statistic meta:table-count="0" meta:image-count="0" meta:object-count="0" meta:page-count="1" meta:paragraph-count="29" meta:word-count="325" meta:character-count="2080" meta:non-whitespace-character-count="1796"/>
  </office:meta>
</office:document-meta>
</file>